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7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5cm" fo:min-width="6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05cm" fo:min-width="7.03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1cm" fo:min-width="4.67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cm" fo:min-width="4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1cm" fo:min-width="4.36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7.2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onnector draw:name="Connector 3" draw:style-name="gr1" draw:text-style-name="P1" draw:layer="layout" svg:x1="16cm" svg:y1="6.25cm" svg:x2="19.5cm" svg:y2="4cm" draw:start-shape="id1" draw:start-glue-point="1" draw:end-shape="id2" draw:end-glue-point="6" svg:d="M16000 6250h1751v-2250h1749" svg:viewBox="0 0 3501 2251">
          <text:p/>
        </draw:connector>
        <draw:custom-shape draw:name="Database 1" draw:style-name="gr2" draw:text-style-name="P3" xml:id="id6" draw:id="id6" draw:layer="layout" svg:width="7.5cm" svg:height="3.5cm" svg:x="1cm" svg:y="1cm">
          <text:p text:style-name="P2"><text:span text:style-name="T1">Base de Dados DICO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-Standard 1" draw:style-name="gr3" draw:text-style-name="P1" draw:layer="layout" svg:x1="9cm" svg:y1="6.423cm" svg:x2="11.5cm" svg:y2="1.25cm" draw:start-shape="id3" draw:start-glue-point="7" draw:end-shape="id4" draw:end-glue-point="3" svg:d="M9000 6423h1250v-5173h1250" svg:viewBox="0 0 2501 5174">
          <text:p/>
        </draw:connector>
        <draw:connector draw:name="Connector-Standard 2" draw:style-name="gr4" draw:text-style-name="P1" draw:layer="layout" svg:x1="9cm" svg:y1="6.423cm" svg:x2="11.5cm" svg:y2="3.75cm" draw:start-shape="id3" draw:start-glue-point="7" draw:end-shape="id5" draw:end-glue-point="3" svg:d="M9000 6423h1250v-2673h1250" svg:viewBox="0 0 2501 2674">
          <text:p/>
        </draw:connector>
        <draw:connector draw:name="Connector-Standard 3" draw:style-name="gr5" draw:text-style-name="P1" draw:layer="layout" svg:x1="9cm" svg:y1="6.423cm" svg:x2="11.5cm" svg:y2="6.25cm" draw:start-shape="id3" draw:start-glue-point="7" draw:end-shape="id1" draw:end-glue-point="3" svg:d="M9000 6423h1250v-173h1250" svg:viewBox="0 0 2501 174">
          <text:p/>
        </draw:connector>
        <draw:custom-shape draw:name="Database 2" draw:style-name="gr6" draw:text-style-name="P3" xml:id="id2" draw:id="id2" draw:layer="layout" svg:width="7cm" svg:height="6cm" svg:x="19.5cm" svg:y="1cm">
          <text:p text:style-name="P2"><text:span text:style-name="T1">Base de Dados DICOM</text:span></text:p>
          <text:p text:style-name="P2"><text:span text:style-name="T1">“</text:span><text:span text:style-name="T1">modelável”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Process 4" draw:style-name="gr7" draw:text-style-name="P3" xml:id="id3" draw:id="id3" draw:layer="layout" svg:width="7.537cm" svg:height="2.155cm" svg:x="1.463cm" svg:y="5.345cm">
          <text:p text:style-name="P2"><text:span text:style-name="T1">Pré-processamen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" draw:style-name="gr8" draw:text-style-name="P1" draw:layer="layout" svg:x1="4.75cm" svg:y1="4.5cm" svg:x2="1.463cm" svg:y2="6.423cm" draw:start-shape="id6" draw:start-glue-point="7" draw:end-shape="id3" draw:end-glue-point="5" svg:d="M4750 4500v423h-3554v1500h267" svg:viewBox="0 0 3555 1924">
          <text:p/>
        </draw:connector>
        <draw:connector draw:name="Connector 4" draw:style-name="gr9" draw:text-style-name="P1" draw:layer="layout" svg:x1="16cm" svg:y1="3.75cm" svg:x2="19.5cm" svg:y2="4cm" draw:start-shape="id5" draw:start-glue-point="1" draw:end-shape="id2" draw:end-glue-point="6" svg:d="M16000 3750h1751v250h1749" svg:viewBox="0 0 3501 251">
          <text:p/>
        </draw:connector>
        <draw:connector draw:name="Connector 5" draw:style-name="gr10" draw:text-style-name="P1" draw:layer="layout" svg:x1="16cm" svg:y1="1.25cm" svg:x2="19.5cm" svg:y2="4cm" draw:start-shape="id4" draw:start-glue-point="1" draw:end-shape="id2" draw:end-glue-point="6" svg:d="M16000 1250h1751v2750h1749" svg:viewBox="0 0 3501 2751">
          <text:p/>
        </draw:connector>
        <draw:custom-shape draw:name="Data 1" draw:style-name="gr11" draw:text-style-name="P3" xml:id="id8" draw:id="id8" draw:layer="layout" svg:width="8.5cm" svg:height="3.5cm" svg:x="1cm" svg:y="10.5cm">
          <text:p text:style-name="P2"><text:span text:style-name="T1">Amostra Imagen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Process 5" draw:style-name="gr12" draw:text-style-name="P5" xml:id="id9" draw:id="id9" draw:layer="layout" svg:width="5cm" svg:height="3.5cm" svg:x="11.5cm" svg:y="10.5cm">
          <text:p text:style-name="P4"><text:span text:style-name="T2">YOL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 2" draw:style-name="gr13" draw:text-style-name="P3" xml:id="id10" draw:id="id10" draw:layer="layout" svg:width="8cm" svg:height="3.5cm" svg:x="19cm" svg:y="10.5cm">
          <text:p text:style-name="P2"><text:span text:style-name="T1">Imagens </text:span></text:p>
          <text:p text:style-name="P2"><text:span text:style-name="T1">Resultado Fina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Process 6" draw:style-name="gr14" draw:text-style-name="P3" xml:id="id7" draw:id="id7" draw:layer="layout" svg:width="7.761cm" svg:height="1.5cm" svg:x="10cm" svg:y="8cm">
          <text:p text:style-name="P2"><text:span text:style-name="T1">Gerador de Imag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15" draw:text-style-name="P1" draw:layer="layout" svg:x1="23cm" svg:y1="7cm" svg:x2="17.761cm" svg:y2="8.75cm" draw:start-shape="id2" draw:start-glue-point="7" draw:end-shape="id7" draw:end-glue-point="7" svg:d="M23000 7000v1750h-5239" svg:viewBox="0 0 5240 1751">
          <text:p/>
        </draw:connector>
        <draw:connector draw:name="Connector 6" draw:style-name="gr16" draw:text-style-name="P1" draw:layer="layout" svg:x1="10cm" svg:y1="8.75cm" svg:x2="6.1cm" svg:y2="10.5cm" draw:start-shape="id7" draw:start-glue-point="5" draw:end-shape="id8" draw:end-glue-point="4" svg:d="M10000 8750h-3900v1750" svg:viewBox="0 0 3901 1751">
          <text:p/>
        </draw:connector>
        <draw:connector draw:name="Connector 7" draw:style-name="gr17" draw:text-style-name="P1" draw:layer="layout" svg:x1="8.635cm" svg:y1="12.25cm" svg:x2="11.5cm" svg:y2="12.25cm" draw:start-shape="id8" draw:start-glue-point="9" draw:end-shape="id9" draw:end-glue-point="5" svg:d="M8635 12250h2865" svg:viewBox="0 0 2866 1">
          <text:p/>
        </draw:connector>
        <draw:connector draw:name="Connector 8" draw:style-name="gr18" draw:text-style-name="P1" draw:layer="layout" svg:x1="16.5cm" svg:y1="12.25cm" svg:x2="19.8cm" svg:y2="12.25cm" draw:start-shape="id9" draw:start-glue-point="7" draw:end-shape="id10" draw:end-glue-point="6" svg:d="M16500 12250h3300" svg:viewBox="0 0 3301 1">
          <text:p/>
        </draw:connector>
        <draw:custom-shape draw:name="Subprocess 1" draw:style-name="gr19" draw:text-style-name="P7" xml:id="id4" draw:id="id4" draw:layer="layout" svg:width="4.5cm" svg:height="1.5cm" svg:x="11.5cm" svg:y="0.5cm">
          <text:p text:style-name="P6"><text:span text:style-name="T3">Converte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2" draw:style-name="gr20" draw:text-style-name="P9" xml:id="id5" draw:id="id5" draw:layer="layout" svg:width="4.5cm" svg:height="1.5cm" svg:x="11.5cm" svg:y="3cm">
          <text:p text:style-name="P8"><text:span text:style-name="T3">Renomea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21" draw:text-style-name="P9" xml:id="id1" draw:id="id1" draw:layer="layout" svg:width="4.5cm" svg:height="1.5cm" svg:x="11.5cm" svg:y="5.5cm">
          <text:p text:style-name="P8"><text:span text:style-name="T3">Anonimiza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4:42:59.072014700</meta:creation-date>
    <dc:date>2022-10-10T21:54:46.123622378</dc:date>
    <meta:editing-duration>PT35M48S</meta:editing-duration>
    <meta:editing-cycles>4</meta:editing-cycles>
    <meta:generator>LibreOffice/7.3.6.2$Linux_X86_64 LibreOffice_project/30$Build-2</meta:generator>
    <meta:document-statistic meta:object-count="44"/>
  </office:meta>
</office:document-meta>
</file>